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Open Sans1" svg:font-family="'Open Sans'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9.5pt" fo:background-color="#eeeeee" style:font-name-asian="Open Sans1" style:font-size-asian="9.5pt" style:font-name-complex="Open Sans1" style:font-size-complex="9.5pt"/>
    </style:style>
    <style:style style:name="P2" style:family="paragraph" style:parent-style-name="Standard">
      <style:text-properties fo:color="#333333" style:font-name="Open Sans" fo:font-size="9.5pt" style:font-name-asian="Open Sans1" style:font-size-asian="9.5pt" style:font-name-complex="Open Sans1" style:font-size-complex="9.5pt"/>
    </style:style>
    <style:style style:name="P3" style:family="paragraph" style:parent-style-name="Standard">
      <style:text-properties fo:color="#333333"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P4" style:family="paragraph" style:parent-style-name="Standard">
      <style:text-properties fo:color="#333333" style:font-name="Open Sans" fo:font-size="9.5pt" fo:background-color="#eeeeee" style:font-name-asian="Open Sans1" style:font-size-asian="9.5pt" style:font-name-complex="Open Sans1" style:font-size-complex="9.5pt"/>
    </style:style>
    <style:style style:name="P5" style:family="paragraph" style:parent-style-name="Standard">
      <style:text-properties fo:color="#333333" style:font-name="Open Sans" fo:font-size="9.5pt" fo:language="pt" fo:country="BR" style:font-name-asian="Open Sans1" style:font-size-asian="9.5pt" style:font-name-complex="Open Sans1" style:font-size-complex="9.5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937in" style:contextual-spacing="false"/>
    </style:style>
    <style:style style:name="P8" style:family="paragraph" style:parent-style-name="Standard">
      <style:paragraph-properties fo:margin-top="0in" fo:margin-bottom="0.0937in" style:contextual-spacing="false" fo:text-align="center" style:justify-single-word="false"/>
    </style:style>
    <style:style style:name="P9" style:family="paragraph" style:parent-style-name="Standard">
      <style:paragraph-properties fo:margin-top="0in" fo:margin-bottom="0.0937in" style:contextual-spacing="false" fo:text-align="center" style:justify-single-word="false"/>
      <style:text-properties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P10" style:family="paragraph" style:parent-style-name="Standard">
      <style:paragraph-properties fo:margin-top="0in" fo:margin-bottom="0.0937in" style:contextual-spacing="false"/>
      <style:text-properties style:font-name="Open Sans" fo:font-size="9.5pt" style:font-name-asian="Open Sans1" style:font-size-asian="9.5pt" style:font-name-complex="Open Sans1" style:font-size-complex="9.5pt"/>
    </style:style>
    <style:style style:name="P11" style:family="paragraph" style:parent-style-name="Standard">
      <style:paragraph-properties fo:margin-top="0in" fo:margin-bottom="0.0937in" style:contextual-spacing="false" fo:line-height="120%"/>
    </style:style>
    <style:style style:name="P12" style:family="paragraph" style:parent-style-name="Standard">
      <style:paragraph-properties fo:margin-top="0in" fo:margin-bottom="0.0937in" style:contextual-spacing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in" fo:margin-bottom="0.0937in" style:contextual-spacing="false" fo:background-color="#eeeeee">
        <style:background-image/>
      </style:paragraph-properties>
    </style:style>
    <style:style style:name="P14" style:family="paragraph" style:parent-style-name="Standard" style:master-page-name="Standard">
      <style:paragraph-properties fo:margin-top="0in" fo:margin-bottom="0.0937in" style:contextual-spacing="false" fo:text-align="center" style:justify-single-word="false" style:page-number="1"/>
    </style:style>
    <style:style style:name="P15" style:family="paragraph" style:parent-style-name="Standard">
      <style:paragraph-properties fo:margin-top="0in" fo:margin-bottom="0.0972in" style:contextual-spacing="false" fo:line-height="120%"/>
    </style:style>
    <style:style style:name="P16" style:family="paragraph" style:parent-style-name="Standard">
      <style:paragraph-properties fo:margin-top="0in" fo:margin-bottom="0.0972in" style:contextual-spacing="false" fo:line-height="120%"/>
      <style:text-properties style:font-name="Liberation Sans1" fo:font-size="9pt" fo:background-color="#ff0000" style:font-name-asian="Liberation Sans2" style:font-size-asian="9pt" style:font-name-complex="Liberation Sans2" style:font-size-complex="9pt"/>
    </style:style>
    <style:style style:name="P17" style:family="paragraph" style:parent-style-name="Standard">
      <style:paragraph-properties fo:margin-top="0in" fo:margin-bottom="0.0972in" style:contextual-spacing="false" fo:line-height="120%"/>
      <style:text-properties fo:color="#333333" style:font-name="Open Sans" fo:font-size="9.5pt" style:font-name-asian="Open Sans1" style:font-size-asian="9.5pt" style:font-name-complex="Open Sans1" style:font-size-complex="9.5pt"/>
    </style:style>
    <style:style style:name="P18" style:family="paragraph" style:parent-style-name="Standard">
      <style:paragraph-properties fo:margin-top="0in" fo:margin-bottom="0.0972in" style:contextual-spacing="false" fo:line-height="120%" fo:background-color="#eeeeee">
        <style:background-image/>
      </style:paragraph-properties>
    </style:style>
    <style:style style:name="P19" style:family="paragraph" style:parent-style-name="Standard">
      <style:paragraph-properties fo:margin-top="0.1563in" fo:margin-bottom="0.1563in" style:contextual-spacing="false" fo:background-color="#eeeeee">
        <style:background-image/>
      </style:paragraph-properties>
    </style:style>
    <style:style style:name="P20" style:family="paragraph" style:parent-style-name="Standard">
      <style:paragraph-properties fo:background-color="#eeeeee">
        <style:background-image/>
      </style:paragraph-properties>
    </style:style>
    <style:style style:name="P2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 style:font-size-asian="10.5pt" style:font-size-complex="10.5pt"/>
    </style:style>
    <style:style style:name="P22" style:family="paragraph" style:parent-style-name="Text_20_body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</style:style>
    <style:style style:name="P24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5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6" style:family="paragraph" style:parent-style-name="Heading_20_1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T2" style:family="text">
      <style:text-properties style:font-name="Open Sans" fo:font-size="9.5pt" style:font-name-asian="Open Sans1" style:font-size-asian="9.5pt" style:font-name-complex="Open Sans1" style:font-size-complex="9.5pt"/>
    </style:style>
    <style:style style:name="T3" style:family="text">
      <style:text-properties style:font-name="Open Sans" fo:font-size="9.5pt" fo:background-color="#eeeeee" loext:char-shading-value="0" style:font-name-asian="Open Sans1" style:font-size-asian="9.5pt" style:font-name-complex="Open Sans1" style:font-size-complex="9.5pt"/>
    </style:style>
    <style:style style:name="T4" style:family="text">
      <style:text-properties style:font-name="Open Sans" style:font-name-asian="Open Sans1" style:font-name-complex="Open Sans1"/>
    </style:style>
    <style:style style:name="T5" style:family="text">
      <style:text-properties fo:color="#1155cc" style:font-name="Open Sans" fo:font-size="9.5pt" style:text-underline-style="solid" style:text-underline-width="auto" style:text-underline-color="font-color" style:font-name-asian="Open Sans1" style:font-size-asian="9.5pt" style:font-name-complex="Open Sans1" style:font-size-complex="9.5pt"/>
    </style:style>
    <style:style style:name="T6" style:family="text">
      <style:text-properties fo:color="#333333"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T7" style:family="text">
      <style:text-properties fo:color="#333333" style:font-name="Open Sans" fo:font-size="9.5pt" style:font-name-asian="Open Sans1" style:font-size-asian="9.5pt" style:font-name-complex="Open Sans1" style:font-size-complex="9.5pt"/>
    </style:style>
    <style:style style:name="T8" style:family="text">
      <style:text-properties fo:color="#333333" style:font-name="Open Sans" fo:font-size="9.5pt" fo:background-color="#eeeeee" loext:char-shading-value="0" style:font-name-asian="Open Sans1" style:font-size-asian="9.5pt" style:font-name-complex="Open Sans1" style:font-size-complex="9.5pt"/>
    </style:style>
    <style:style style:name="T9" style:family="text">
      <style:text-properties fo:color="#333333" style:font-name="Open Sans" fo:font-size="9.5pt" fo:font-style="italic" style:font-name-asian="Open Sans1" style:font-size-asian="9.5pt" style:font-style-asian="italic" style:font-name-complex="Open Sans1" style:font-size-complex="9.5pt"/>
    </style:style>
    <style:style style:name="T10" style:family="text">
      <style:text-properties fo:color="#333333" style:font-name="Open Sans" fo:font-size="9.5pt" fo:language="pt" fo:country="BR" style:font-name-asian="Open Sans1" style:font-size-asian="9.5pt" style:font-name-complex="Open Sans1" style:font-size-complex="9.5pt"/>
    </style:style>
    <style:style style:name="T11" style:family="text">
      <style:text-properties fo:color="#333333" style:font-name="Open Sans" fo:font-size="9pt" fo:font-weight="bold" fo:background-color="#ffffff" loext:char-shading-value="0" style:font-name-asian="Open Sans1" style:font-size-asian="9pt" style:font-weight-asian="bold" style:font-name-complex="Open Sans1" style:font-size-complex="9pt"/>
    </style:style>
    <style:style style:name="T12" style:family="text">
      <style:text-properties fo:color="#333333"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3" style:family="text">
      <style:text-properties fo:color="#333333" style:font-name="Open Sans" fo:font-size="9pt" style:font-name-asian="Open Sans1" style:font-size-asian="9pt" style:font-name-complex="Open Sans1" style:font-size-complex="9pt"/>
    </style:style>
    <style:style style:name="T14" style:family="text">
      <style:text-properties fo:color="#333333"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T15" style:family="text">
      <style:text-properties fo:color="#333333" style:font-name="Open Sans" fo:font-weight="bold" style:font-name-asian="Open Sans1" style:font-weight-asian="bold" style:font-name-complex="Open Sans1"/>
    </style:style>
    <style:style style:name="T16" style:family="text">
      <style:text-properties fo:color="#333333" style:font-name="monospace" fo:font-size="9pt" style:font-name-asian="monospace1" style:font-size-asian="9pt" style:font-name-complex="monospace1" style:font-size-complex="9pt"/>
    </style:style>
    <style:style style:name="T17" style:family="text">
      <style:text-properties fo:color="#333333" style:font-name="monospace" fo:font-size="9pt" fo:font-weight="bold" style:font-name-asian="monospace1" style:font-size-asian="9pt" style:font-weight-asian="bold" style:font-name-complex="monospace1" style:font-size-complex="9pt"/>
    </style:style>
    <style:style style:name="T18" style:family="text">
      <style:text-properties fo:color="#ff3333" style:font-name="Open Sans" fo:font-size="9.5pt" fo:background-color="#eeeeee" loext:char-shading-value="0" style:font-name-asian="Open Sans1" style:font-size-asian="9.5pt" style:font-name-complex="Open Sans1" style:font-size-complex="9.5pt"/>
    </style:style>
    <style:style style:name="T19" style:family="text">
      <style:text-properties fo:color="#666666" style:font-name="monospace" fo:font-size="9pt" style:font-name-asian="monospace1" style:font-size-asian="9pt" style:font-name-complex="monospace1" style:font-size-complex="9pt"/>
    </style:style>
    <style:style style:name="T20" style:family="text">
      <style:text-properties fo:color="#dd1144" style:font-name="Arial" fo:font-size="8pt" fo:background-color="#f7f7f9" loext:char-shading-value="0" style:font-name-asian="Arial1" style:font-size-asian="8pt" style:font-name-complex="Arial1" style:font-size-complex="8pt"/>
    </style:style>
    <style:style style:name="T21" style:family="text">
      <style:text-properties fo:color="#408090" style:font-name="monospace" fo:font-size="9pt" fo:font-style="italic" style:font-name-asian="monospace1" style:font-size-asian="9pt" style:font-style-asian="italic" style:font-name-complex="monospace1" style:font-size-complex="9pt"/>
    </style:style>
    <style:style style:name="T22" style:family="text">
      <style:text-properties fo:color="#408090" style:font-name="monospace" fo:font-size="9pt" style:font-name-asian="monospace1" style:font-size-asian="9pt" style:font-name-complex="monospace1" style:font-size-complex="9pt"/>
    </style:style>
    <style:style style:name="T23" style:family="text">
      <style:text-properties fo:color="#4070a0" style:font-name="monospace" fo:font-size="9pt" style:font-name-asian="monospace1" style:font-size-asian="9pt" style:font-name-complex="monospace1" style:font-size-complex="9pt"/>
    </style:style>
    <style:style style:name="T24" style:family="text">
      <style:text-properties fo:color="#111111" style:font-name="Consolas" fo:font-size="9.5pt" style:font-name-asian="Consolas1" style:font-size-asian="9.5pt" style:font-name-complex="Consolas1" style:font-size-complex="9.5pt"/>
    </style:style>
    <style:style style:name="T25" style:family="text">
      <style:text-properties fo:color="#1c1c1c"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T2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7" style:family="text">
      <style:text-properties fo:font-variant="normal" fo:text-transform="none" fo:color="#24292e" style:font-name="apple-system" fo:letter-spacing="normal" fo:font-style="normal" fo:font-weight="normal"/>
    </style:style>
    <style:style style:name="T28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29" style:family="text">
      <style:text-properties officeooo:rsid="001d3b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istributor ID: Ubuntu</text:span></text:p>
      <text:p text:style-name="P8"><text:span text:style-name="T1">Description: Ubuntu 14.04.5 LTS</text:span></text:p>
      <text:p text:style-name="P8"><text:span text:style-name="T1">Release: 14.04</text:span></text:p>
      <text:p text:style-name="P9"/>
      <text:p text:style-name="P7"><text:span text:style-name="T1">Vivado v2016.2 (64-bit)</text:span></text:p>
      <text:p text:style-name="P7"><text:span text:style-name="T2">Download link: </text:span><text:a xlink:type="simple" xlink:href="https://www.xilinx.com/support/download/index.html/content/xilinx/en/downloadNav/vivado-design-tools/archive.html"><text:span text:style-name="T5">https://www.xilinx.com/support/download/index.html/content/xilinx/en/downloadNav/vivado-design-tools/archive.html</text:span></text:a></text:p>
      <text:p text:style-name="P10"/>
      <text:p text:style-name="P7"><text:span text:style-name="T1">Xilinx USB Cable Drivers</text:span></text:p>
      <text:p text:style-name="P7"><text:span text:style-name="T2">1. Disconnect all Xilinx USB cables from the host computer. </text:span></text:p>
      <text:p text:style-name="P7"><text:span text:style-name="T2">2. Open a shell or terminal console. </text:span></text:p>
      <text:p text:style-name="P7"><text:span text:style-name="T2">3. Download install_drivers.tar.gz from: secure.xilinx.com/webreg/clickthrough.do?cid=103670 </text:span></text:p>
      <text:p text:style-name="P7"><text:span text:style-name="T2">4. Extract the driver script and its support files by typing: tar xzvf install_drivers.tar.gz.</text:span></text:p>
      <text:p text:style-name="P7"><text:span text:style-name="T2">The extraction creates a directory named install_drivers in the current directory. </text:span></text:p>
      <text:p text:style-name="P7"><text:span text:style-name="T2">5. Navigate to the install_drivers directory by typing: cd install_drivers.</text:span></text:p>
      <text:p text:style-name="P7"><text:span text:style-name="T2">6. Run the script by typing: ./install_drivers.</text:span></text:p>
      <text:p text:style-name="P7"><text:span text:style-name="T2">7. When the installation is complete, connect the Xilinx USB cable to the desired USB port. If the STATUS indicator on the cable illuminates, then the driver installation completed successfully.</text:span></text:p>
      <text:p text:style-name="Standard"/>
      <text:h text:style-name="P25" text:outline-level="1">LNLS - Desafio 6</text:h>
      <text:h text:style-name="P26" text:outline-level="1"><text:bookmark text:name="user-content-about"/>About</text:h>
      <text:p text:style-name="P21">Here is deployed the Firmware about Desafio 6 from LNLS. It is available for Windows 7 and Ubuntu 14.1 .</text:p>
      <text:h text:style-name="P24" text:outline-level="2"><text:bookmark text:name="user-content-how-to-use"/>How to Use</text:h>
      <text:p text:style-name="P22">Just install the Softwares and Drivers required and clone the Windows/Ubuntu repo.</text:p>
      <text:p text:style-name="P22">After cloning this repository, must change the following files:</text:p>
      <text:p text:style-name="P22"><text:tab/><text:span text:style-name="T29">1. </text:span>In Desafio6/TCL/programFPGA.tcl change the line that shows: D6FINISH(or D6F)/D6FINISH(or D6F).sdk/design_1_wrapper_hw_platform_0/download.bit(or design_1_wrapper.bit) to the current "download or design_1_wrapper".bit location.</text:p>
      <text:p text:style-name="P22"><text:tab/><text:span text:style-name="T29">2. </text:span>In Desafio6/TCL/slot1_relayoff.tcl change the line that shows: D6FINISH(or D6F)/D6FINISH(or D6F).sdk/slot1_relayoff/Debug/slot1_relayoff.elf to the current "slot1_relayoff".elf location.</text:p>
      <text:p text:style-name="P22"><text:tab/><text:span text:style-name="T29">3. </text:span>In Desafio6/TCL/slot1_relayon.tcl change the line that shows: D6FINISH(or D6F)/D6FINISH(or D6F).sdk/slot1_relayon/Debug/slot1_relayon.elf to the current "slot1_relayon".elf location.</text:p>
      <text:p text:style-name="P22"><text:soft-page-break/><text:tab/><text:span text:style-name="T29">4. </text:span>In Desafio6/TCL/slot2_relayoff.tcl change the line that shows: D6FINISH(or D6F)/D6FINISH(or D6F).sdk/slot2_relayoff/Debug/slot2_relayoff.elf to the current "slot2_relayoff".elf location.</text:p>
      <text:p text:style-name="P22"><text:tab/><text:span text:style-name="T29">5. </text:span>In Desafio6/TCL/slot2_relayon.tcl change the line that shows: D6FINISH(or D6F)/D6FINISH(or D6F).sdk/slot2_relayon/Debug/slot2_relayon.elf to the current "slot2_relayon".elf location.</text:p>
      <text:p text:style-name="P22"><text:tab/><text:span text:style-name="T29">6. </text:span>In Desafio6/slot1_relayoff change the path that indicates the xsdb location and put current path.</text:p>
      <text:p text:style-name="P22"><text:tab/><text:span text:style-name="T29">7. </text:span>In Desafio6/slot1_relayon change the path that indicates the xsdb location and put current path.</text:p>
      <text:p text:style-name="P22"><text:tab/><text:span text:style-name="T29">8. </text:span>In Desafio6/slot2_relayoff change the path that indicates the xsdb location and put current path.</text:p>
      <text:p text:style-name="P22"><text:tab/><text:span text:style-name="T29">9. </text:span>In Desafio6/slot2_relayon change the path that indicates the xsdb location and put current path.</text:p>
      <text:p text:style-name="P22">In Windows: Just double click .bat files in Desafio6 folder.</text:p>
      <text:p text:style-name="P23"><text:span text:style-name="T28">In Ubuntu: Open the Terminal and type "cd </text:span><text:span text:style-name="Emphasis"><text:span text:style-name="T28">path_to_Desafio6/</text:span></text:span><text:span text:style-name="T28">" and then, just run "sh </text:span><text:span text:style-name="Emphasis"><text:span text:style-name="T28">script_to_be_executed.sh</text:span></text:span><text:span text:style-name="T28">".</text:span></text:p>
      <text:p text:style-name="P6"/>
      <text:p text:style-name="P6"><text:span text:style-name="T15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Open Sans1" svg:font-family="'Open Sans'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IN" style:letter-kerning="true" style:font-name-asian="Liberation Serif1" style:font-size-asian="12pt" style:language-asian="en" style:country-asian="US" style:font-name-complex="Liberation Serif1" style:font-size-complex="12pt" style:language-complex="ar" style:country-complex="SA"/>
    </style:default-style>
    <style:default-style style:family="paragraph">
      <style:paragraph-properties fo:orphans="0" fo:widows="0" fo:hyphenation-ladder-count="no-limit" fo:padding="0in" fo:border="none"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IN" style:letter-kerning="true" style:font-name-asian="Liberation Serif1" style:font-size-asian="12pt" style:language-asian="en" style:country-asian="US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Standard" style:next-style-name="Standard" style:default-outline-level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8-24T19:55:00</meta:creation-date>
    <dc:date>2018-01-24T13:49:12.067806091</dc:date>
    <meta:editing-duration>PT1S</meta:editing-duration>
    <meta:generator>LibreOffice/4.2.8.2$Linux_X86_64 LibreOffice_project/420m0$Build-2</meta:generator>
    <meta:document-statistic meta:table-count="0" meta:image-count="0" meta:object-count="0" meta:page-count="2" meta:paragraph-count="31" meta:word-count="330" meta:character-count="2759" meta:non-whitespace-character-count="2447"/>
    <meta:user-defined meta:name="AppVersion">14.0000</meta:user-defined>
    <meta:user-defined meta:name="Company">Tha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